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992000003529717D6258E62C856.tif" manifest:media-type="image/tiff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layout-cache" manifest:media-type="application/binary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55cm" loext:contextual-spacing="false" fo:text-align="center" style:justify-single-word="false"/>
      <style:text-properties style:font-name="Arial" fo:font-size="18pt" fo:font-weight="bold" officeooo:rsid="00149953" officeooo:paragraph-rsid="00149953" style:font-size-asian="18pt" style:font-weight-asian="bold" style:font-size-complex="18pt" style:font-weight-complex="bold"/>
    </style:style>
    <style:style style:name="P2" style:family="paragraph" style:parent-style-name="Standard">
      <style:paragraph-properties fo:margin-top="0cm" fo:margin-bottom="0.55cm" loext:contextual-spacing="false" fo:text-align="center" style:justify-single-word="false"/>
      <style:text-properties style:font-name="Arial" fo:font-size="18pt" fo:font-weight="bold" officeooo:rsid="00311867" officeooo:paragraph-rsid="00311867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margin-top="0cm" fo:margin-bottom="0.55cm" loext:contextual-spacing="false" fo:text-align="center" style:justify-single-word="false"/>
      <style:text-properties style:font-name="Arial" fo:font-size="16pt" fo:font-weight="bold" officeooo:rsid="00149953" officeooo:paragraph-rsid="00149953" style:font-size-asian="14pt" style:font-weight-asian="bold" style:font-size-complex="16pt" style:font-weight-complex="bold"/>
    </style:style>
    <style:style style:name="P4" style:family="paragraph" style:parent-style-name="Standard">
      <style:paragraph-properties fo:margin-top="0cm" fo:margin-bottom="0.55cm" loext:contextual-spacing="false" fo:text-align="start" style:justify-single-word="false"/>
      <style:text-properties style:font-name="Arial" fo:font-size="16pt" fo:font-weight="bold" officeooo:rsid="0026e380" officeooo:paragraph-rsid="0026e380" style:font-size-asian="14pt" style:font-weight-asian="bold" style:font-size-complex="16pt" style:font-weight-complex="bold"/>
    </style:style>
    <style:style style:name="P5" style:family="paragraph" style:parent-style-name="Standard">
      <style:paragraph-properties fo:margin-top="0cm" fo:margin-bottom="0.55cm" loext:contextual-spacing="false" fo:text-align="center" style:justify-single-word="false"/>
      <style:text-properties style:font-name="Arial" fo:font-size="22pt" fo:font-weight="bold" officeooo:rsid="00149953" officeooo:paragraph-rsid="00149953" style:font-size-asian="22pt" style:font-weight-asian="bold" style:font-size-complex="22pt" style:font-weight-complex="bold"/>
    </style:style>
    <style:style style:name="P6" style:family="paragraph" style:parent-style-name="Standard">
      <style:paragraph-properties fo:margin-top="0cm" fo:margin-bottom="0.55cm" loext:contextual-spacing="false" fo:text-align="start" style:justify-single-word="false"/>
      <style:text-properties officeooo:paragraph-rsid="001a2b54"/>
    </style:style>
    <style:style style:name="P7" style:family="paragraph" style:parent-style-name="Standard">
      <style:paragraph-properties fo:margin-top="0cm" fo:margin-bottom="0.55cm" loext:contextual-spacing="false" fo:text-align="center" style:justify-single-word="false"/>
      <style:text-properties fo:font-size="18pt" fo:font-weight="bold" officeooo:rsid="00225a4a" officeooo:paragraph-rsid="00225a4a" style:font-size-asian="18pt" style:font-weight-asian="bold" style:font-size-complex="18pt" style:font-weight-complex="bold"/>
    </style:style>
    <style:style style:name="P8" style:family="paragraph" style:parent-style-name="Standard">
      <style:paragraph-properties fo:margin-top="0cm" fo:margin-bottom="0.55cm" loext:contextual-spacing="false" fo:text-align="center" style:justify-single-word="false" fo:break-before="page"/>
      <style:text-properties style:font-name="Arial" fo:font-size="18pt" fo:font-weight="bold" officeooo:rsid="001974ee" officeooo:paragraph-rsid="001974ee" style:font-size-asian="18pt" style:font-weight-asian="bold" style:font-size-complex="18pt" style:font-weight-complex="bold"/>
    </style:style>
    <style:style style:name="P9" style:family="paragraph" style:parent-style-name="Standard">
      <style:paragraph-properties fo:margin-top="0cm" fo:margin-bottom="17.06cm" loext:contextual-spacing="false" fo:text-align="center" style:justify-single-word="false"/>
      <style:text-properties style:font-name="Arial" fo:font-size="18pt" fo:font-weight="bold" officeooo:rsid="00149953" officeooo:paragraph-rsid="00149953" style:font-size-asian="18pt" style:font-weight-asian="bold" style:font-size-complex="18pt" style:font-weight-complex="bold"/>
    </style:style>
    <style:style style:name="P10" style:family="paragraph" style:parent-style-name="Standard" style:list-style-name="L1">
      <style:paragraph-properties fo:margin-top="0cm" fo:margin-bottom="0.55cm" loext:contextual-spacing="false" fo:text-align="start" style:justify-single-word="false"/>
      <style:text-properties style:font-name="Arial" fo:font-size="16pt" fo:font-weight="normal" officeooo:rsid="001974ee" officeooo:paragraph-rsid="001974ee" style:font-size-asian="14pt" style:font-weight-asian="normal" style:font-size-complex="16pt" style:font-weight-complex="normal"/>
    </style:style>
    <style:style style:name="P11" style:family="paragraph" style:parent-style-name="Standard" style:list-style-name="L2">
      <style:paragraph-properties fo:margin-top="0cm" fo:margin-bottom="0.55cm" loext:contextual-spacing="false" fo:text-align="start" style:justify-single-word="false"/>
      <style:text-properties style:font-name="Arial" fo:font-size="16pt" fo:font-weight="normal" officeooo:rsid="002b8e55" officeooo:paragraph-rsid="002c16ea" style:font-size-asian="14pt" style:font-weight-asian="normal" style:font-size-complex="16pt" style:font-weight-complex="normal"/>
    </style:style>
    <style:style style:name="P12" style:family="paragraph" style:parent-style-name="Standard" style:list-style-name="L2">
      <style:paragraph-properties fo:margin-top="0cm" fo:margin-bottom="0.55cm" loext:contextual-spacing="false" fo:text-align="start" style:justify-single-word="false"/>
      <style:text-properties style:font-name="Arial" fo:font-size="16pt" fo:font-weight="normal" officeooo:rsid="002f77e9" officeooo:paragraph-rsid="002f77e9" style:font-size-asian="14pt" style:font-weight-asian="normal" style:font-size-complex="16pt" style:font-weight-complex="normal"/>
    </style:style>
    <style:style style:name="P13" style:family="paragraph" style:parent-style-name="Standard" style:list-style-name="L2">
      <style:paragraph-properties fo:margin-top="0cm" fo:margin-bottom="0.55cm" loext:contextual-spacing="false" fo:text-align="start" style:justify-single-word="false"/>
      <style:text-properties style:font-name="Arial" fo:font-size="16pt" fo:font-weight="normal" officeooo:rsid="002f77e9" officeooo:paragraph-rsid="002b8e55" style:font-size-asian="14pt" style:font-weight-asian="normal" style:font-size-complex="16pt" style:font-weight-complex="normal"/>
    </style:style>
    <style:style style:name="P14" style:family="paragraph" style:parent-style-name="Standard" style:list-style-name="L2">
      <style:paragraph-properties fo:margin-top="0cm" fo:margin-bottom="0.55cm" loext:contextual-spacing="false" fo:text-align="start" style:justify-single-word="false"/>
      <style:text-properties style:font-name="Arial" fo:font-size="16pt" fo:font-weight="normal" officeooo:rsid="002c16ea" officeooo:paragraph-rsid="003c5121" style:font-size-asian="14pt" style:font-weight-asian="normal" style:font-size-complex="16pt" style:font-weight-complex="normal"/>
    </style:style>
    <style:style style:name="P15" style:family="paragraph" style:parent-style-name="Standard" style:list-style-name="L2">
      <style:paragraph-properties fo:margin-top="0cm" fo:margin-bottom="0.55cm" loext:contextual-spacing="false" fo:text-align="start" style:justify-single-word="false"/>
      <style:text-properties style:font-name="Arial" fo:font-size="16pt" fo:font-weight="normal" officeooo:rsid="002c16ea" officeooo:paragraph-rsid="002c16ea" style:font-size-asian="14pt" style:font-weight-asian="normal" style:font-size-complex="16pt" style:font-weight-complex="normal"/>
    </style:style>
    <style:style style:name="P16" style:family="paragraph" style:parent-style-name="Standard" style:list-style-name="L2">
      <style:paragraph-properties fo:margin-top="0cm" fo:margin-bottom="0.55cm" loext:contextual-spacing="false" fo:text-align="start" style:justify-single-word="false"/>
      <style:text-properties style:font-name="Arial" fo:font-size="16pt" fo:font-weight="normal" officeooo:rsid="002db084" officeooo:paragraph-rsid="002db084" style:font-size-asian="14pt" style:font-weight-asian="normal" style:font-size-complex="16pt" style:font-weight-complex="normal"/>
    </style:style>
    <style:style style:name="P17" style:family="paragraph" style:parent-style-name="Standard" style:list-style-name="L2">
      <style:paragraph-properties fo:margin-top="0cm" fo:margin-bottom="0.55cm" loext:contextual-spacing="false" fo:text-align="start" style:justify-single-word="false"/>
      <style:text-properties style:font-name="Arial" fo:font-size="16pt" fo:font-weight="normal" officeooo:rsid="002e2c5e" officeooo:paragraph-rsid="002e2c5e" style:font-size-asian="14pt" style:font-weight-asian="normal" style:font-size-complex="16pt" style:font-weight-complex="normal"/>
    </style:style>
    <style:style style:name="P18" style:family="paragraph" style:parent-style-name="Standard" style:list-style-name="L2">
      <style:paragraph-properties fo:margin-top="0cm" fo:margin-bottom="0.55cm" loext:contextual-spacing="false" fo:text-align="start" style:justify-single-word="false"/>
      <style:text-properties style:font-name="Arial" fo:font-size="16pt" fo:font-weight="normal" officeooo:rsid="0026e380" officeooo:paragraph-rsid="00225a4a" style:font-size-asian="14pt" style:font-weight-asian="normal" style:font-size-complex="16pt" style:font-weight-complex="normal"/>
    </style:style>
    <style:style style:name="P19" style:family="paragraph" style:parent-style-name="Standard" style:list-style-name="L2">
      <style:paragraph-properties fo:margin-top="0cm" fo:margin-bottom="0.55cm" loext:contextual-spacing="false" fo:text-align="start" style:justify-single-word="false"/>
      <style:text-properties style:font-name="Arial" fo:font-size="16pt" fo:font-weight="normal" officeooo:rsid="002602b1" officeooo:paragraph-rsid="003ef573" style:font-size-asian="14pt" style:font-weight-asian="normal" style:font-size-complex="16pt" style:font-weight-complex="normal"/>
    </style:style>
    <style:style style:name="P20" style:family="paragraph" style:parent-style-name="Standard" style:list-style-name="L2">
      <style:paragraph-properties fo:margin-top="0cm" fo:margin-bottom="0.55cm" loext:contextual-spacing="false" fo:text-align="start" style:justify-single-word="false"/>
      <style:text-properties style:font-name="Arial" fo:font-size="16pt" fo:font-weight="normal" officeooo:rsid="003015a6" officeooo:paragraph-rsid="003015a6" style:font-size-asian="14pt" style:font-weight-asian="normal" style:font-size-complex="16pt" style:font-weight-complex="normal"/>
    </style:style>
    <style:style style:name="P21" style:family="paragraph" style:parent-style-name="Standard" style:list-style-name="L2">
      <style:paragraph-properties fo:margin-top="0cm" fo:margin-bottom="0.55cm" loext:contextual-spacing="false" fo:text-align="start" style:justify-single-word="false"/>
      <style:text-properties style:font-name="Arial" fo:font-size="16pt" fo:font-weight="normal" officeooo:rsid="003015a6" officeooo:paragraph-rsid="003faaf5" style:font-size-asian="14pt" style:font-weight-asian="normal" style:font-size-complex="16pt" style:font-weight-complex="normal"/>
    </style:style>
    <style:style style:name="P22" style:family="paragraph" style:parent-style-name="Standard" style:list-style-name="L2">
      <style:paragraph-properties fo:margin-top="0cm" fo:margin-bottom="0.55cm" loext:contextual-spacing="false" fo:text-align="center" style:justify-single-word="false"/>
      <style:text-properties style:font-name="Arial" fo:font-size="16pt" fo:font-weight="normal" officeooo:rsid="003015a6" officeooo:paragraph-rsid="003faaf5" style:font-size-asian="14pt" style:font-weight-asian="normal" style:font-size-complex="16pt" style:font-weight-complex="normal"/>
    </style:style>
    <style:style style:name="P23" style:family="paragraph" style:parent-style-name="Standard" style:list-style-name="L4">
      <style:paragraph-properties fo:margin-top="0cm" fo:margin-bottom="0.55cm" loext:contextual-spacing="false" fo:text-align="start" style:justify-single-word="false"/>
      <style:text-properties style:font-name="Arial" fo:font-size="16pt" fo:font-weight="normal" officeooo:rsid="00326ce4" officeooo:paragraph-rsid="00326ce4" style:font-size-asian="14pt" style:font-weight-asian="normal" style:font-size-complex="16pt" style:font-weight-complex="normal"/>
    </style:style>
    <style:style style:name="P24" style:family="paragraph" style:parent-style-name="Standard" style:list-style-name="L4">
      <style:paragraph-properties fo:margin-top="0cm" fo:margin-bottom="0.55cm" loext:contextual-spacing="false" fo:text-align="start" style:justify-single-word="false"/>
      <style:text-properties style:font-name="Arial" fo:font-size="16pt" fo:font-weight="normal" officeooo:rsid="00351ae7" officeooo:paragraph-rsid="00351ae7" style:font-size-asian="14pt" style:font-weight-asian="normal" style:font-size-complex="16pt" style:font-weight-complex="normal"/>
    </style:style>
    <style:style style:name="P25" style:family="paragraph" style:parent-style-name="Standard" style:list-style-name="L4">
      <style:paragraph-properties fo:margin-top="0cm" fo:margin-bottom="0.55cm" loext:contextual-spacing="false" fo:text-align="start" style:justify-single-word="false"/>
      <style:text-properties style:font-name="Arial" fo:font-size="16pt" fo:font-weight="normal" officeooo:rsid="00355cea" officeooo:paragraph-rsid="00355cea" style:font-size-asian="14pt" style:font-weight-asian="normal" style:font-size-complex="16pt" style:font-weight-complex="normal"/>
    </style:style>
    <style:style style:name="P26" style:family="paragraph" style:parent-style-name="Standard" style:list-style-name="L2">
      <style:paragraph-properties fo:margin-top="0cm" fo:margin-bottom="0.55cm" loext:contextual-spacing="false" fo:text-align="start" style:justify-single-word="false"/>
      <style:text-properties style:font-name="Arial" fo:font-size="16pt" fo:font-weight="normal" officeooo:rsid="003f5987" officeooo:paragraph-rsid="003f5987" style:font-size-asian="14pt" style:font-weight-asian="normal" style:font-size-complex="16pt" style:font-weight-complex="normal"/>
    </style:style>
    <style:style style:name="P27" style:family="paragraph" style:parent-style-name="Standard" style:list-style-name="L3">
      <style:paragraph-properties fo:margin-top="0cm" fo:margin-bottom="0.55cm" loext:contextual-spacing="false" fo:text-align="start" style:justify-single-word="false"/>
      <style:text-properties style:font-name="Arial" fo:font-size="16pt" fo:font-weight="normal" officeooo:rsid="00414b6f" officeooo:paragraph-rsid="0041ec77" style:font-size-asian="14pt" style:font-weight-asian="normal" style:font-size-complex="16pt" style:font-weight-complex="normal"/>
    </style:style>
    <style:style style:name="P28" style:family="paragraph" style:parent-style-name="Standard" style:list-style-name="L3">
      <style:paragraph-properties fo:margin-top="0cm" fo:margin-bottom="0.55cm" loext:contextual-spacing="false" fo:text-align="start" style:justify-single-word="false"/>
      <style:text-properties style:font-name="Arial" fo:font-size="16pt" fo:font-weight="normal" officeooo:rsid="0041ec77" officeooo:paragraph-rsid="0041ec77" style:font-size-asian="14pt" style:font-weight-asian="normal" style:font-size-complex="16pt" style:font-weight-complex="normal"/>
    </style:style>
    <style:style style:name="P29" style:family="paragraph" style:parent-style-name="Standard" style:list-style-name="L3">
      <style:paragraph-properties fo:margin-top="0cm" fo:margin-bottom="0.55cm" loext:contextual-spacing="false" fo:text-align="start" style:justify-single-word="false"/>
      <style:text-properties style:font-name="Arial" fo:font-size="16pt" fo:font-weight="normal" officeooo:rsid="00433d4d" officeooo:paragraph-rsid="00433d4d" style:font-size-asian="14pt" style:font-weight-asian="normal" style:font-size-complex="16pt" style:font-weight-complex="normal"/>
    </style:style>
    <style:style style:name="P30" style:family="paragraph" style:parent-style-name="Standard" style:list-style-name="L2">
      <style:paragraph-properties fo:margin-top="0cm" fo:margin-bottom="0.55cm" loext:contextual-spacing="false" fo:text-align="start" style:justify-single-word="false"/>
      <style:text-properties style:font-name="Arial" fo:font-size="16pt" fo:font-weight="bold" officeooo:rsid="00225a4a" officeooo:paragraph-rsid="00225a4a" style:font-size-asian="14pt" style:font-weight-asian="bold" style:font-size-complex="16pt" style:font-weight-complex="bold"/>
    </style:style>
    <style:style style:name="P31" style:family="paragraph" style:parent-style-name="Standard" style:list-style-name="L2">
      <style:paragraph-properties fo:margin-top="0cm" fo:margin-bottom="0.55cm" loext:contextual-spacing="false" fo:text-align="start" style:justify-single-word="false"/>
      <style:text-properties style:font-name="Arial" fo:font-size="16pt" fo:font-weight="bold" officeooo:rsid="00225a4a" officeooo:paragraph-rsid="002e2c5e" style:font-size-asian="14pt" style:font-weight-asian="bold" style:font-size-complex="16pt" style:font-weight-complex="bold"/>
    </style:style>
    <style:style style:name="P32" style:family="paragraph" style:parent-style-name="Standard" style:list-style-name="L2">
      <style:paragraph-properties fo:margin-top="0cm" fo:margin-bottom="0.55cm" loext:contextual-spacing="false" fo:text-align="start" style:justify-single-word="false"/>
      <style:text-properties style:font-name="Arial" fo:font-size="16pt" fo:font-weight="bold" officeooo:rsid="00225a4a" officeooo:paragraph-rsid="002b8e55" style:font-size-asian="14pt" style:font-weight-asian="bold" style:font-size-complex="16pt" style:font-weight-complex="bold"/>
    </style:style>
    <style:style style:name="P33" style:family="paragraph" style:parent-style-name="Standard" style:list-style-name="L3">
      <style:paragraph-properties fo:margin-top="0cm" fo:margin-bottom="0.55cm" loext:contextual-spacing="false" fo:text-align="start" style:justify-single-word="false"/>
      <style:text-properties style:font-name="Arial" fo:font-size="16pt" style:text-underline-style="solid" style:text-underline-width="auto" style:text-underline-color="font-color" fo:font-weight="normal" officeooo:rsid="002846ec" officeooo:paragraph-rsid="0041ec77" style:font-size-asian="14pt" style:font-weight-asian="normal" style:font-size-complex="16pt" style:font-weight-complex="normal"/>
    </style:style>
    <style:style style:name="P34" style:family="paragraph" style:parent-style-name="Standard" style:list-style-name="L3">
      <style:paragraph-properties fo:margin-top="0cm" fo:margin-bottom="0.55cm" loext:contextual-spacing="false" fo:text-align="start" style:justify-single-word="false"/>
      <style:text-properties style:font-name="Arial" fo:font-size="16pt" style:text-underline-style="solid" style:text-underline-width="auto" style:text-underline-color="font-color" fo:font-weight="normal" officeooo:rsid="002846ec" officeooo:paragraph-rsid="002846ec" style:font-size-asian="14pt" style:font-weight-asian="normal" style:font-size-complex="16pt" style:font-weight-complex="normal"/>
    </style:style>
    <style:style style:name="P35" style:family="paragraph" style:parent-style-name="Standard" style:list-style-name="L4">
      <style:paragraph-properties fo:margin-top="0cm" fo:margin-bottom="0.55cm" loext:contextual-spacing="false" fo:text-align="center" style:justify-single-word="false"/>
      <style:text-properties style:font-name="Arial" fo:font-size="18pt" fo:font-weight="bold" officeooo:rsid="00326ce4" officeooo:paragraph-rsid="00326ce4" style:font-size-asian="18pt" style:font-weight-asian="bold" style:font-size-complex="18pt" style:font-weight-complex="bold"/>
    </style:style>
    <style:style style:name="P36" style:family="paragraph" style:parent-style-name="Standard" style:list-style-name="L2">
      <style:paragraph-properties fo:margin-top="0cm" fo:margin-bottom="0.55cm" loext:contextual-spacing="false" fo:text-align="start" style:justify-single-word="false"/>
      <style:text-properties officeooo:paragraph-rsid="00225a4a"/>
    </style:style>
    <style:style style:name="P37" style:family="paragraph" style:parent-style-name="Standard" style:list-style-name="L2">
      <style:paragraph-properties fo:margin-top="0cm" fo:margin-bottom="0.55cm" loext:contextual-spacing="false" fo:text-align="start" style:justify-single-word="false"/>
      <style:text-properties officeooo:paragraph-rsid="003a5aac"/>
    </style:style>
    <style:style style:name="P38" style:family="paragraph" style:parent-style-name="Standard" style:list-style-name="L2">
      <style:paragraph-properties fo:margin-top="0cm" fo:margin-bottom="0.55cm" loext:contextual-spacing="false" fo:text-align="start" style:justify-single-word="false"/>
      <style:text-properties officeooo:paragraph-rsid="002e2c5e"/>
    </style:style>
    <style:style style:name="P39" style:family="paragraph" style:parent-style-name="Standard" style:list-style-name="L2">
      <style:paragraph-properties fo:margin-top="0cm" fo:margin-bottom="0.55cm" loext:contextual-spacing="false" fo:text-align="start" style:justify-single-word="false"/>
      <style:text-properties officeooo:paragraph-rsid="003f5987"/>
    </style:style>
    <style:style style:name="P40" style:family="paragraph" style:parent-style-name="Standard" style:list-style-name="L3">
      <style:paragraph-properties fo:margin-top="0cm" fo:margin-bottom="0.55cm" loext:contextual-spacing="false" fo:text-align="start" style:justify-single-word="false"/>
      <style:text-properties officeooo:paragraph-rsid="0041ec77"/>
    </style:style>
    <style:style style:name="P41" style:family="paragraph" style:parent-style-name="Standard" style:list-style-name="L2">
      <style:paragraph-properties fo:margin-top="0cm" fo:margin-bottom="0.55cm" loext:contextual-spacing="false" fo:text-align="start" style:justify-single-word="false"/>
      <style:text-properties officeooo:rsid="002c16ea" officeooo:paragraph-rsid="002c16ea"/>
    </style:style>
    <style:style style:name="P42" style:family="paragraph" style:parent-style-name="Standard" style:list-style-name="L2">
      <style:paragraph-properties fo:margin-top="0cm" fo:margin-bottom="0.55cm" loext:contextual-spacing="false" fo:text-align="start" style:justify-single-word="false"/>
      <style:text-properties officeooo:rsid="002db084" officeooo:paragraph-rsid="002db084"/>
    </style:style>
    <style:style style:name="P43" style:family="paragraph" style:parent-style-name="Standard">
      <style:paragraph-properties fo:margin-top="0cm" fo:margin-bottom="0.55cm" loext:contextual-spacing="false" fo:text-align="center" style:justify-single-word="false"/>
      <style:text-properties fo:font-size="18pt" fo:font-weight="bold" officeooo:rsid="00366bda" officeooo:paragraph-rsid="00366bda" style:font-size-asian="18pt" style:font-weight-asian="bold" style:font-size-complex="18pt" style:font-weight-complex="bold"/>
    </style:style>
    <style:style style:name="P44" style:family="paragraph" style:parent-style-name="Standard">
      <style:paragraph-properties fo:margin-top="0cm" fo:margin-bottom="0.55cm" loext:contextual-spacing="false" fo:text-align="center" style:justify-single-word="false"/>
      <style:text-properties fo:font-size="18pt" fo:font-weight="bold" officeooo:rsid="0043e3c0" officeooo:paragraph-rsid="0043e3c0" style:font-size-asian="18pt" style:font-weight-asian="bold" style:font-size-complex="18pt" style:font-weight-complex="bold"/>
    </style:style>
    <style:style style:name="T1" style:family="text">
      <style:text-properties fo:font-size="14pt" style:font-size-complex="14pt"/>
    </style:style>
    <style:style style:name="T2" style:family="text">
      <style:text-properties fo:font-size="14pt" officeooo:rsid="001578f7" style:font-size-complex="14pt"/>
    </style:style>
    <style:style style:name="T3" style:family="text">
      <style:text-properties style:font-name="Arial"/>
    </style:style>
    <style:style style:name="T4" style:family="text">
      <style:text-properties style:font-name="Arial" fo:font-size="16pt" fo:font-weight="normal" style:font-size-asian="14pt" style:font-weight-asian="normal" style:font-size-complex="16pt" style:font-weight-complex="normal"/>
    </style:style>
    <style:style style:name="T5" style:family="text">
      <style:text-properties style:font-name="Arial" fo:font-size="16pt" fo:font-weight="normal" officeooo:rsid="001974ee" style:font-size-asian="14pt" style:font-weight-asian="normal" style:font-size-complex="16pt" style:font-weight-complex="normal"/>
    </style:style>
    <style:style style:name="T6" style:family="text">
      <style:text-properties style:font-name="Arial" fo:font-size="16pt" fo:font-weight="normal" officeooo:rsid="001a2b54" style:font-size-asian="14pt" style:font-weight-asian="normal" style:font-size-complex="16pt" style:font-weight-complex="normal"/>
    </style:style>
    <style:style style:name="T7" style:family="text">
      <style:text-properties style:font-name="Arial" fo:font-size="16pt" fo:font-weight="normal" officeooo:rsid="001f1ac4" style:font-size-asian="14pt" style:font-weight-asian="normal" style:font-size-complex="16pt" style:font-weight-complex="normal"/>
    </style:style>
    <style:style style:name="T8" style:family="text">
      <style:text-properties style:font-name="Arial" fo:font-size="16pt" fo:font-weight="normal" officeooo:rsid="00225a4a" style:font-size-asian="14pt" style:font-weight-asian="normal" style:font-size-complex="16pt" style:font-weight-complex="normal"/>
    </style:style>
    <style:style style:name="T9" style:family="text">
      <style:text-properties style:font-name="Arial" fo:font-size="16pt" fo:font-weight="normal" officeooo:rsid="0026e380" style:font-size-asian="14pt" style:font-weight-asian="normal" style:font-size-complex="16pt" style:font-weight-complex="normal"/>
    </style:style>
    <style:style style:name="T10" style:family="text">
      <style:text-properties style:font-name="Arial" fo:font-size="16pt" fo:font-weight="normal" officeooo:rsid="002539f4" style:font-size-asian="14pt" style:font-weight-asian="normal" style:font-size-complex="16pt" style:font-weight-complex="normal"/>
    </style:style>
    <style:style style:name="T11" style:family="text">
      <style:text-properties style:font-name="Arial" fo:font-size="16pt" fo:font-weight="normal" officeooo:rsid="002c16ea" style:font-size-asian="14pt" style:font-weight-asian="normal" style:font-size-complex="16pt" style:font-weight-complex="normal"/>
    </style:style>
    <style:style style:name="T12" style:family="text">
      <style:text-properties style:font-name="Arial" fo:font-size="16pt" fo:font-weight="normal" officeooo:rsid="002e2c5e" style:font-size-asian="14pt" style:font-weight-asian="normal" style:font-size-complex="16pt" style:font-weight-complex="normal"/>
    </style:style>
    <style:style style:name="T13" style:family="text">
      <style:text-properties style:font-name="Arial" fo:font-size="16pt" fo:font-weight="normal" officeooo:rsid="002b8e55" style:font-size-asian="14pt" style:font-weight-asian="normal" style:font-size-complex="16pt" style:font-weight-complex="normal"/>
    </style:style>
    <style:style style:name="T14" style:family="text">
      <style:text-properties style:font-name="Arial" fo:font-size="16pt" fo:font-weight="normal" officeooo:rsid="0039fda8" style:font-size-asian="14pt" style:font-weight-asian="normal" style:font-size-complex="16pt" style:font-weight-complex="normal"/>
    </style:style>
    <style:style style:name="T15" style:family="text">
      <style:text-properties style:font-name="Arial" fo:font-size="16pt" fo:font-weight="normal" officeooo:rsid="003a7001" style:font-size-asian="14pt" style:font-weight-asian="normal" style:font-size-complex="16pt" style:font-weight-complex="normal"/>
    </style:style>
    <style:style style:name="T16" style:family="text">
      <style:text-properties style:font-name="Arial" fo:font-size="16pt" fo:font-weight="normal" officeooo:rsid="003c5121" style:font-size-asian="14pt" style:font-weight-asian="normal" style:font-size-complex="16pt" style:font-weight-complex="normal"/>
    </style:style>
    <style:style style:name="T17" style:family="text">
      <style:text-properties style:font-name="Arial" fo:font-size="16pt" fo:font-weight="normal" officeooo:rsid="002f77e9" style:font-size-asian="14pt" style:font-weight-asian="normal" style:font-size-complex="16pt" style:font-weight-complex="normal"/>
    </style:style>
    <style:style style:name="T18" style:family="text">
      <style:text-properties style:font-name="Arial" fo:font-size="16pt" fo:font-weight="normal" officeooo:rsid="003f5987" style:font-size-asian="14pt" style:font-weight-asian="normal" style:font-size-complex="16pt" style:font-weight-complex="normal"/>
    </style:style>
    <style:style style:name="T19" style:family="text">
      <style:text-properties style:font-name="Arial" fo:font-size="16pt" fo:font-weight="normal" officeooo:rsid="003faaf5" style:font-size-asian="14pt" style:font-weight-asian="normal" style:font-size-complex="16pt" style:font-weight-complex="normal"/>
    </style:style>
    <style:style style:name="T20" style:family="text">
      <style:text-properties style:font-name="Arial" fo:font-size="16pt" fo:font-weight="normal" officeooo:rsid="0041ec77" style:font-size-asian="14pt" style:font-weight-asian="normal" style:font-size-complex="16pt" style:font-weight-complex="normal"/>
    </style:style>
    <style:style style:name="T21" style:family="text">
      <style:text-properties style:font-name="Arial" fo:font-size="16pt" fo:font-style="italic" fo:font-weight="normal" officeooo:rsid="003a5aac" style:font-size-asian="14pt" style:font-style-asian="italic" style:font-weight-asian="normal" style:font-size-complex="16pt" style:font-style-complex="italic" style:font-weight-complex="normal"/>
    </style:style>
    <style:style style:name="T22" style:family="text">
      <style:text-properties style:font-name="Arial" fo:font-size="16pt" fo:font-style="italic" fo:font-weight="normal" officeooo:rsid="003a7001" style:font-size-asian="14pt" style:font-style-asian="italic" style:font-weight-asian="normal" style:font-size-complex="16pt" style:font-style-complex="italic" style:font-weight-complex="normal"/>
    </style:style>
    <style:style style:name="T23" style:family="text">
      <style:text-properties style:font-name="Arial" fo:font-size="16pt" fo:font-style="italic" fo:font-weight="normal" officeooo:rsid="003c5121" style:font-size-asian="14pt" style:font-style-asian="italic" style:font-weight-asian="normal" style:font-size-complex="16pt" style:font-style-complex="italic" style:font-weight-complex="normal"/>
    </style:style>
    <style:style style:name="T24" style:family="text">
      <style:text-properties style:font-name="Arial" fo:font-size="16pt" fo:font-style="italic" fo:font-weight="normal" officeooo:rsid="003f5987" style:font-size-asian="14pt" style:font-style-asian="italic" style:font-weight-asian="normal" style:font-size-complex="16pt" style:font-style-complex="italic" style:font-weight-complex="normal"/>
    </style:style>
    <style:style style:name="T25" style:family="text">
      <style:text-properties style:font-name="Arial" officeooo:rsid="001a2b54"/>
    </style:style>
    <style:style style:name="T26" style:family="text">
      <style:text-properties style:font-name="Arial" officeooo:rsid="00355cea"/>
    </style:style>
    <style:style style:name="T27" style:family="text">
      <style:text-properties officeooo:rsid="002846ec"/>
    </style:style>
    <style:style style:name="T28" style:family="text">
      <style:text-properties officeooo:rsid="00301b0b"/>
    </style:style>
    <style:style style:name="T29" style:family="text">
      <style:text-properties officeooo:rsid="0039fda8"/>
    </style:style>
    <style:style style:name="T30" style:family="text">
      <style:text-properties style:text-position="sub 58%" style:font-name="Arial" fo:font-size="20pt" fo:font-style="italic" fo:font-weight="normal" officeooo:rsid="003a5aac" style:font-size-asian="20pt" style:font-style-asian="italic" style:font-weight-asian="normal" style:font-size-complex="20pt" style:font-style-complex="italic" style:font-weight-complex="normal"/>
    </style:style>
    <style:style style:name="T31" style:family="text">
      <style:text-properties style:text-position="sub 58%" style:font-name="Arial" fo:font-size="20pt" fo:font-style="italic" fo:font-weight="bold" officeooo:rsid="003a5aac" style:font-size-asian="20pt" style:font-style-asian="italic" style:font-weight-asian="bold" style:font-size-complex="20pt" style:font-style-complex="italic" style:font-weight-complex="bold"/>
    </style:style>
    <style:style style:name="T32" style:family="text">
      <style:text-properties style:text-position="sub 58%" style:font-name="Arial" fo:font-size="20pt" fo:font-style="italic" fo:font-weight="bold" officeooo:rsid="003c5121" style:font-size-asian="20pt" style:font-style-asian="italic" style:font-weight-asian="bold" style:font-size-complex="20pt" style:font-style-complex="italic" style:font-weight-complex="bold"/>
    </style:style>
    <style:style style:name="T33" style:family="text">
      <style:text-properties style:text-position="sub 58%" fo:font-size="20pt" fo:font-style="italic" officeooo:rsid="003a7001" style:font-size-asian="20pt" style:font-style-asian="italic" style:font-size-complex="20pt" style:font-style-complex="italic"/>
    </style:style>
    <style:style style:name="T34" style:family="text">
      <style:text-properties style:text-position="sub 58%" fo:font-size="20pt" fo:font-style="italic" officeooo:rsid="003e2223" style:font-size-asian="20pt" style:font-style-asian="italic" style:font-size-complex="20pt" style:font-style-complex="italic"/>
    </style:style>
    <style:style style:name="T35" style:family="text">
      <style:text-properties style:text-position="sub 58%" fo:font-size="20pt" fo:font-style="italic" officeooo:rsid="003f5987" style:font-size-asian="20pt" style:font-style-asian="italic" style:font-size-complex="20pt" style:font-style-complex="italic"/>
    </style:style>
    <style:style style:name="T36" style:family="text">
      <style:text-properties style:text-position="sub 58%" fo:font-style="italic" officeooo:rsid="003f5987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officeooo:rsid="003a7001" style:font-style-asian="italic" style:font-style-complex="italic"/>
    </style:style>
    <style:style style:name="T39" style:family="text">
      <style:text-properties fo:font-style="italic" officeooo:rsid="0039fda8" style:font-style-asian="italic" style:font-style-complex="italic"/>
    </style:style>
    <style:style style:name="T40" style:family="text">
      <style:text-properties fo:font-style="italic" officeooo:rsid="003c5121" style:font-style-asian="italic" style:font-style-complex="italic"/>
    </style:style>
    <style:style style:name="T41" style:family="text">
      <style:text-properties fo:font-style="italic" officeooo:rsid="003e2223" style:font-style-asian="italic" style:font-style-complex="italic"/>
    </style:style>
    <style:style style:name="T42" style:family="text">
      <style:text-properties fo:font-style="italic" officeooo:rsid="003f5987" style:font-style-asian="italic" style:font-style-complex="italic"/>
    </style:style>
    <style:style style:name="T43" style:family="text">
      <style:text-properties officeooo:rsid="003a7001"/>
    </style:style>
    <style:style style:name="T44" style:family="text">
      <style:text-properties officeooo:rsid="003c5121"/>
    </style:style>
    <style:style style:name="T45" style:family="text">
      <style:text-properties fo:font-style="normal" officeooo:rsid="003c5121" style:font-style-asian="normal" style:font-style-complex="normal"/>
    </style:style>
    <style:style style:name="T46" style:family="text">
      <style:text-properties style:text-position="0% 100%" fo:font-style="normal" officeooo:rsid="003e2223" style:font-style-asian="normal" style:font-style-complex="normal"/>
    </style:style>
    <style:style style:name="T47" style:family="text">
      <style:text-properties style:text-position="0% 100%" fo:font-style="normal" officeooo:rsid="003c5121" style:font-size-asian="16pt" style:font-style-asian="normal" style:font-style-complex="normal"/>
    </style:style>
    <style:style style:name="T48" style:family="text">
      <style:text-properties style:text-position="0% 100%" style:font-name="Arial" fo:font-size="16pt" fo:font-style="normal" fo:font-weight="normal" officeooo:rsid="003c5121" style:font-size-asian="16pt" style:font-style-asian="normal" style:font-weight-asian="normal" style:font-size-complex="16pt" style:font-style-complex="normal" style:font-weight-complex="normal"/>
    </style:style>
    <style:style style:name="T49" style:family="text">
      <style:text-properties style:text-position="0% 100%" style:font-name="Arial" fo:font-size="16pt" fo:font-style="italic" fo:font-weight="normal" officeooo:rsid="003c5121" style:font-size-asian="16pt" style:font-style-asian="italic" style:font-weight-asian="normal" style:font-size-complex="16pt" style:font-style-complex="italic" style:font-weight-complex="normal"/>
    </style:style>
    <style:style style:name="T50" style:family="text">
      <style:text-properties style:text-position="0% 100%" fo:font-style="italic" officeooo:rsid="003c5121" style:font-style-asian="italic" style:font-style-complex="italic"/>
    </style:style>
    <style:style style:name="T51" style:family="text">
      <style:text-properties style:text-position="0% 100%" officeooo:rsid="003f5987"/>
    </style:style>
    <style:style style:name="T52" style:family="text">
      <style:text-properties officeooo:rsid="003e2223"/>
    </style:style>
    <style:style style:name="T53" style:family="text">
      <style:text-properties style:font-name="Liberation Serif1" officeooo:rsid="003e2223"/>
    </style:style>
    <style:style style:name="T54" style:family="text">
      <style:text-properties officeooo:rsid="003ef573"/>
    </style:style>
    <style:style style:name="T55" style:family="text">
      <style:text-properties officeooo:rsid="003f5987"/>
    </style:style>
    <style:style style:name="T56" style:family="text">
      <style:text-properties fo:font-size="18pt" fo:font-weight="bold" officeooo:rsid="0026e380" style:font-size-asian="15.75pt" style:font-weight-asian="bold" style:font-size-complex="18pt" style:font-weight-complex="bold"/>
    </style:style>
    <style:style style:name="T57" style:family="text">
      <style:text-properties fo:font-variant="normal" fo:text-transform="none" fo:color="#000000" style:font-name="Arial" fo:font-size="16pt" fo:letter-spacing="normal" style:font-size-asian="16pt" style:font-size-complex="16pt"/>
    </style:style>
    <style:style style:name="T58" style:family="text">
      <style:text-properties officeooo:rsid="0041ec77"/>
    </style:style>
    <style:style style:name="T59" style:family="text">
      <style:text-properties officeooo:rsid="00433d4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.019cm, 0.019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Relatório CAL</text:p>
      <text:p text:style-name="P9">Tema 9 – EatExpress: Entrega de comida</text:p>
      <text:p text:style-name="P1"><draw:frame draw:style-name="fr1" draw:name="Imagem1" text:anchor-type="paragraph" svg:x="0.072cm" svg:y="-10.996cm" svg:width="16.99cm" svg:height="5.881cm" draw:z-index="0"><draw:image xlink:href="Pictures/1000000000000992000003529717D6258E62C856.tif" xlink:type="simple" xlink:show="embed" xlink:actuate="onLoad" loext:mime-type="image/tiff"/></draw:frame>Turma 1, Grupo 4:</text:p>
      <text:p text:style-name="P3"><text:span text:style-name="T1">Carlos Lousada, </text:span><text:a xlink:type="simple" xlink:href="mailto:up201806302@fe.up.pt" text:style-name="Internet_20_link" text:visited-style-name="Visited_20_Internet_20_Link"><text:span text:style-name="T1">up201806302@fe.up.pt</text:span></text:a></text:p>
      <text:p text:style-name="P3"><text:span text:style-name="T1">João Matos, </text:span><text:a xlink:type="simple" xlink:href="mailto:up201703884@fe.up.pt" text:style-name="Internet_20_link" text:visited-style-name="Visited_20_Internet_20_Link"><text:span text:style-name="T1">up201703884@fe.up.pt</text:span></text:a></text:p>
      <text:p text:style-name="P3"><text:span text:style-name="T1">Pedro Queirós, </text:span><text:a xlink:type="simple" xlink:href="mailto:up201806329@fe.up.pt" text:style-name="Internet_20_link" text:visited-style-name="Visited_20_Internet_20_Link"><text:span text:style-name="T1">up</text:span></text:a><text:a xlink:type="simple" xlink:href="mailto:up201806329@fe.up.pt" text:style-name="Internet_20_link" text:visited-style-name="Visited_20_Internet_20_Link"><text:span text:style-name="T2">201806329@fe.up.pt</text:span></text:a></text:p>
      <text:p text:style-name="P8">Índice</text:p>
      <text:list xml:id="list1090815423" text:style-name="L1">
        <text:list-item>
          <text:p text:style-name="P10">Introdução - descrição do tema</text:p>
        </text:list-item>
        <text:list-item>
          <text:p text:style-name="P10">Identificação e formalização do problema</text:p>
        </text:list-item>
        <text:list-item>
          <text:p text:style-name="P10">Perspetiva de solução</text:p>
        </text:list-item>
        <text:list-item>
          <text:p text:style-name="P10">Casos de utilização suportados</text:p>
        </text:list-item>
        <text:list-item>
          <text:p text:style-name="P10">Conclusão</text:p>
        </text:list-item>
        <text:list-item>
          <text:p text:style-name="P10">Bibliografia</text:p>
        </text:list-item>
      </text:list>
      <text:p text:style-name="P8">Introdução – descrição do tema</text:p>
      <text:p text:style-name="P6"><text:span text:style-name="T5"><text:tab/>O nosso trabalho consiste em desenvolver uma aplicação que permita a uma empresa de entrega </text:span><text:span text:style-name="T7">(EatExpress)</text:span><text:span text:style-name="T5"> de comida </text:span><text:span text:style-name="T6">saber</text:span><text:span text:style-name="T5"> que percursos os seus funcionários devem usar, </text:span><text:span text:style-name="T6">sendo que estes podem usar diversos meios de transporte diferentes</text:span><text:span text:style-name="T5">. </text:span><text:span text:style-name="T6">Relativamente aos clientes, estes podem escolher um restaurante e o prato que querem.</text:span><text:span text:style-name="T5"> </text:span><text:span text:style-name="T6">Por fim, o sistema também terá em conta acidentes ou obras que possam inviabilizar certos percursos.</text:span></text:p>
      <text:p text:style-name="P7"><text:span text:style-name="T25">I</text:span><text:span text:style-name="T3">dentificação e formalização do problema</text:span></text:p>
      <text:list xml:id="list3224908815" text:style-name="L2">
        <text:list-item>
          <text:p text:style-name="P30">Dados de entrada</text:p>
          <text:list>
            <text:list-item>
              <text:p text:style-name="P36"><text:span text:style-name="T8">G</text:span><text:span text:style-name="T9">rafo com vértices e arestas (que representam, respetivamente, interseções e vias na rede), </text:span><text:span text:style-name="T15">representado por G(V,E), </text:span><text:span text:style-name="T19">será armazenado sob a forma de um vetor de vértices</text:span></text:p>
              <text:list>
                <text:list-item>
                  <text:p text:style-name="P11">Arestas <text:span text:style-name="T43">(</text:span><text:span text:style-name="T43"><draw:frame draw:style-name="fr2" draw:name="Objeto1" text:anchor-type="as-char" svg:y="-0.377cm" svg:width="1.041cm" svg:height="0.467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43">) </text:span>contêm:</text:p>
                  <text:list>
                    <text:list-item>
                      <text:p text:style-name="P12">número de ID <text:span text:style-name="T29">(</text:span><text:span text:style-name="T39">id(e)</text:span><text:span text:style-name="T29">)</text:span></text:p>
                    </text:list-item>
                    <text:list-item>
                      <text:p text:style-name="P37"><text:span text:style-name="T13">peso (a distância física entre os nós que liga), </text:span><text:span text:style-name="T14">representado por </text:span><text:span text:style-name="T21">distance</text:span><text:span text:style-name="T30">ij</text:span><text:span text:style-name="T31"> </text:span><text:span text:style-name="T32"><text:s/></text:span><text:span text:style-name="T48">ou </text:span><text:span text:style-name="T49">weight(e)</text:span></text:p>
                    </text:list-item>
                    <text:list-item>
                      <text:p text:style-name="P14">campo (booleano) a indicar se a aresta está disponível (no caso de haver obras ou acidentes), <text:span text:style-name="T43">representado por </text:span><text:span text:style-name="T38">disp</text:span><text:span text:style-name="T33">ij </text:span><text:span text:style-name="T47">ou</text:span><text:span text:style-name="T33"> </text:span><text:span text:style-name="T50">disp(e)</text:span></text:p>
                    </text:list-item>
                    <text:list-item>
                      <text:p text:style-name="P41"><text:span text:style-name="T11">vér</text:span><text:span text:style-name="T4">tice de destino, </text:span><text:span text:style-name="T15">guardado como um apontador</text:span><text:span text:style-name="T4"> </text:span><text:span text:style-name="T15">(</text:span><text:span text:style-name="T22">dest(e)</text:span><text:span text:style-name="T15">)</text:span></text:p>
                    </text:list-item>
                  </text:list>
                </text:list-item>
                <text:list-item>
                  <text:p text:style-name="P15">Vértices <text:span text:style-name="T44">(</text:span><text:span text:style-name="T44"><draw:frame draw:style-name="fr2" draw:name="Objeto2" text:anchor-type="as-char" svg:y="-0.377cm" svg:width="1.078cm" svg:height="0.467cm" draw:z-index="2"><draw:object xlink:href="./Object 2" xlink:type="simple" xlink:show="embed" xlink:actuate="onLoad"/><draw:image xlink:href="./ObjectReplacements/Object 2" xlink:type="simple" xlink:show="embed" xlink:actuate="onLoad"/></draw:frame></text:span> contêm:</text:p>
                  <text:list>
                    <text:list-item>
                      <text:p text:style-name="P12">número de ID <text:span text:style-name="T44">(</text:span><text:span text:style-name="T40">id(v)</text:span><text:span text:style-name="T44">)</text:span></text:p>
                    </text:list-item>
                    <text:list-item>
                      <text:p text:style-name="P16">conteúdo do nó (uma classe com a posição geográfica), <text:span text:style-name="T44">representado por </text:span><text:span text:style-name="T40">info(v)</text:span></text:p>
                    </text:list-item>
                    <text:list-item>
                      <text:p text:style-name="P15"><text:soft-page-break/>conjunto das arestas que dele partem <text:span text:style-name="T44">(</text:span><text:span text:style-name="T40">adj(v)</text:span><text:span text:style-name="T44">)</text:span></text:p>
                    </text:list-item>
                    <text:list-item>
                      <text:p text:style-name="P42"><text:span text:style-name="T11">u</text:span><text:span text:style-name="T4">m campo (booleano) auxiliar a indicar se já foi visitado </text:span><text:span text:style-name="T12">(usado pelos algoritmos), </text:span><text:span text:style-name="T16">representado por </text:span><text:span text:style-name="T23">visited(v)</text:span></text:p>
                    </text:list-item>
                    <text:list-item>
                      <text:p text:style-name="P17">um campo com a distância ao vértice inicial <text:span text:style-name="T45">(</text:span><text:span text:style-name="T40">dist(v)</text:span><text:span text:style-name="T45">)</text:span></text:p>
                    </text:list-item>
                    <text:list-item>
                      <text:p text:style-name="P17">o índice a usar na fila de prioridade <text:span text:style-name="T44">(</text:span><text:span text:style-name="T40">queueIndex(v)</text:span><text:span text:style-name="T44">)</text:span></text:p>
                    </text:list-item>
                    <text:list-item>
                      <text:p text:style-name="P26">uma etiqueta a dizer se o nó é um cliente, estafeta, restaurante ou nenhum deles (<text:span text:style-name="T37">tag(v)</text:span>)</text:p>
                    </text:list-item>
                  </text:list>
                </text:list-item>
              </text:list>
            </text:list-item>
            <text:list-item>
              <text:p text:style-name="P18">Um vértice origem (início do percurso), <text:span text:style-name="T44">representado por </text:span><text:span text:style-name="T40">source</text:span></text:p>
            </text:list-item>
            <text:list-item>
              <text:p text:style-name="P18">Um vértice destino (fim do percurso), <text:span text:style-name="T44">representado por </text:span><text:span text:style-name="T40">dest</text:span></text:p>
            </text:list-item>
          </text:list>
        </text:list-item>
        <text:list-item>
          <text:p text:style-name="P31">Dados de saída</text:p>
          <text:list>
            <text:list-item>
              <text:p text:style-name="P38"><text:span text:style-name="T10">P</text:span><text:span text:style-name="T9">ercurso mais curto entre a origem e o destino (sob a forma de um vetor de apontadores para vértices), </text:span><text:span text:style-name="T16">representado por </text:span><text:span text:style-name="T23">path</text:span></text:p>
            </text:list-item>
          </text:list>
        </text:list-item>
        <text:list-item>
          <text:p text:style-name="P32">Função objetivo</text:p>
          <text:list>
            <text:list-item>
              <text:p text:style-name="P19">O mínimo do somatório dos pesos das arestas que pertencem ao percurso <text:span text:style-name="T54">(min </text:span><text:s/><text:span text:style-name="T54">(</text:span><text:span text:style-name="T53">Σ</text:span><text:span text:style-name="T52"> </text:span><text:span text:style-name="T41">distance</text:span><text:span text:style-name="T34">ij</text:span><text:span text:style-name="T46">, </text:span><text:span text:style-name="T46"><draw:frame draw:style-name="fr2" draw:name="Objeto3" text:anchor-type="as-char" svg:y="-0.377cm" svg:width="2.986cm" svg:height="0.467cm" draw:z-index="3"><draw:object xlink:href="./Object 3" xlink:type="simple" xlink:show="embed" xlink:actuate="onLoad"/><draw:image xlink:href="./ObjectReplacements/Object 3" xlink:type="simple" xlink:show="embed" xlink:actuate="onLoad"/><svg:desc>fórmula</svg:desc></draw:frame></text:span><text:s/><text:span text:style-name="T54">))</text:span></text:p>
            </text:list-item>
          </text:list>
        </text:list-item>
        <text:list-item>
          <text:p text:style-name="P32">Restrições</text:p>
          <text:list>
            <text:list-item>
              <text:p text:style-name="P20">Os números de ID não podem ser negativos <text:span text:style-name="T55">(</text:span><text:span text:style-name="T42">id(v)</text:span><text:span text:style-name="T55"> &gt; 0, </text:span><text:span text:style-name="T42">id(e)</text:span><text:span text:style-name="T55"> &gt; 0)</text:span></text:p>
            </text:list-item>
            <text:list-item>
              <text:p text:style-name="P13">Os pesos das arestas têm de ser números positivos <text:span text:style-name="T55">(</text:span><text:span text:style-name="T42">weight(e)</text:span><text:span text:style-name="T55"> &gt; 0 ou </text:span><text:span text:style-name="T42">distance</text:span><text:span text:style-name="T35">ij</text:span><text:span text:style-name="T36"> </text:span><text:span text:style-name="T51">&gt; 0, visto que representam distâncias físicas)</text:span></text:p>
            </text:list-item>
            <text:list-item>
              <text:p text:style-name="P12">Tem que haver um mínimo de arestas disponível de forma a ser possível a construção de percursos</text:p>
            </text:list-item>
            <text:list-item>
              <text:p text:style-name="P39"><text:soft-page-break/><text:span text:style-name="T17">O vértice de origem e de destino precisam de ser diferentes </text:span><text:span text:style-name="T18">(</text:span><text:span text:style-name="T24">orig</text:span><text:span text:style-name="T18"> </text:span><text:span text:style-name="T57">≠</text:span><text:span text:style-name="T18"> </text:span><text:span text:style-name="T24">dest)</text:span></text:p>
            </text:list-item>
            <text:list-item>
              <text:p text:style-name="P21">Os vértices d<text:span text:style-name="T55">o</text:span> percurso calculado precisam de ter arestas entre eles</text:p>
              <text:p text:style-name="P22"><text:span text:style-name="T56">Perspetiva de solução</text:span></text:p>
            </text:list-item>
          </text:list>
        </text:list-item>
      </text:list>
      <text:p text:style-name="P4"><text:span text:style-name="T27">Algoritmos</text:span> em consideração:</text:p>
      <text:list xml:id="list3385364914" text:style-name="L3">
        <text:list-item>
          <text:p text:style-name="P34">Pesquisa <text:span text:style-name="T28">bidirecional</text:span> <text:span text:style-name="T28">usando o</text:span> algoritmo <text:span text:style-name="T58">de Dijkstra</text:span></text:p>
          <text:list>
            <text:list-item>
              <text:p text:style-name="P27">O algoritmo teria uma implementação semelhante à usada nas aulas práticas, com algumas diferenças:</text:p>
              <text:list>
                <text:list-item>
                  <text:p text:style-name="P27">O percurso seria guardado num vetor de apontadores</text:p>
                </text:list-item>
                <text:list-item>
                  <text:p text:style-name="P28">Quando há arestas indisponíveis (seja porque ocorreu um acidente ou há obras), estas são ignoradas</text:p>
                </text:list-item>
              </text:list>
            </text:list-item>
          </text:list>
        </text:list-item>
        <text:list-item>
          <text:p text:style-name="P33">Pesquisa bidirecional usando o algoritmo A*</text:p>
          <text:list>
            <text:list-item>
              <text:p text:style-name="P40"><text:span text:style-name="T20">O algoritmo teria uma implementação semelhante ao de Dijkstra explicado acima, com algumas diferenças:</text:span></text:p>
              <text:list>
                <text:list-item>
                  <text:p text:style-name="P28">Quando são realizadas as verificações aos vértices adjacentes, em vez de comparar a distância de um vértice adjacente à origem com a soma da distância do vértice atual e o peso da aresta, soma-se também <text:span text:style-name="T59">o valor estimado para a distância dos vértices ao destino</text:span></text:p>
                </text:list-item>
                <text:list-item>
                  <text:p text:style-name="P29">Para a estimativa usar-se-ia a distância Euclidiana</text:p>
                </text:list-item>
              </text:list>
            </text:list-item>
          </text:list>
        </text:list-item>
      </text:list>
      <text:p text:style-name="P2">Casos de utilização</text:p>
      <text:list xml:id="list4006302549" text:style-name="L4">
        <text:list-item>
          <text:p text:style-name="P23">Caso em que só há um estafeta com capacidade ilimitada para carga</text:p>
        </text:list-item>
        <text:list-item>
          <text:p text:style-name="P23">Caso em que há vários estafetas (com meios de deslocação possivelmente diferentes), ainda com capacidade ilimitada</text:p>
        </text:list-item>
        <text:list-item>
          <text:p text:style-name="P23"><text:soft-page-break/>Caso em que há vários estafetas (com meios de deslocação possivelmente diferentes), mas com uma capacidade de carga limitada)</text:p>
          <text:p text:style-name="P35">Funcionalidades a implementar</text:p>
        </text:list-item>
        <text:list-item>
          <text:p text:style-name="P24">Funcionalidades CRUD (inserir clientes e estafetas, visualizar a sua informação, atualizar a sua informação ou removê-los)</text:p>
        </text:list-item>
        <text:list-item>
          <text:p text:style-name="P25">Realizar uma encomenda (da perspetiva do cliente)</text:p>
        </text:list-item>
        <text:list-item>
          <text:p text:style-name="P25">Atribuir uma encomenda ao “melhor estafeta” (de acordo com vários critérios como proximidade e capacidade de carga)</text:p>
        </text:list-item>
      </text:list>
      <text:p text:style-name="P43"><text:span text:style-name="T26">C</text:span><text:span text:style-name="T3">onclusão</text:span></text:p>
      <text:p text:style-name="P44"><text:span text:style-name="T3">Bibliografia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4T21:19:51.769797952</meta:creation-date>
    <dc:date>2020-04-19T18:15:36.596506341</dc:date>
    <meta:editing-duration>PT2H8M58S</meta:editing-duration>
    <meta:editing-cycles>16</meta:editing-cycles>
    <meta:generator>LibreOffice/6.3.5.2$Linux_X86_64 LibreOffice_project/30$Build-2</meta:generator>
    <meta:document-statistic meta:table-count="0" meta:image-count="1" meta:object-count="3" meta:page-count="6" meta:paragraph-count="63" meta:word-count="675" meta:character-count="4088" meta:non-whitespace-character-count="3519"/>
  </office:meta>
</office:document-meta>
</file>

<file path=Object 1/content.xml><?xml version="1.0" encoding="utf-8"?>
<math xmlns="http://www.w3.org/1998/Math/MathML" display="block">
  <semantics>
    <mrow>
      <mi>e</mi>
      <mo stretchy="false">∈</mo>
      <mi>E</mi>
    </mrow>
    <annotation encoding="StarMath 5.0">e in E </annotation>
  </semantics>
</math>
</file>

<file path=Object 2/content.xml><?xml version="1.0" encoding="utf-8"?>
<math xmlns="http://www.w3.org/1998/Math/MathML" display="block">
  <semantics>
    <mrow>
      <mi>v</mi>
      <mo stretchy="false">∈</mo>
      <mi>V</mi>
    </mrow>
    <annotation encoding="StarMath 5.0">v in V
 </annotation>
  </semantics>
</math>
</file>

<file path=Object 3/content.xml><?xml version="1.0" encoding="utf-8"?>
<math xmlns="http://www.w3.org/1998/Math/MathML" display="block">
  <semantics>
    <mrow>
      <mrow>
        <mi>i</mi>
        <mo stretchy="false">∈</mo>
        <mi mathvariant="italic">path</mi>
      </mrow>
      <mi>,</mi>
      <mrow>
        <mi>j</mi>
        <mo stretchy="false">∈</mo>
        <mi mathvariant="italic">path</mi>
      </mrow>
    </mrow>
    <annotation encoding="StarMath 5.0">i in path, j in path</annotation>
  </semantics>
</math>
</file>